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
      <style:paragraph-properties fo:text-align="justify" style:justify-single-word="false" style:writing-mode="lr-tb"/>
    </style:style>
    <style:style style:name="P2" style:family="paragraph" style:parent-style-name="heading_20_3" style:list-style-name="" style:master-page-name="Standard">
      <style:paragraph-properties fo:margin-left="1.27cm" fo:margin-right="0cm" fo:text-align="justify" style:justify-single-word="false" fo:text-indent="-1.27cm" style:auto-text-indent="false" style:page-number="auto" style:writing-mode="lr-tb">
        <style:tab-stops/>
      </style:paragraph-properties>
      <style:text-properties fo:font-style="normal" style:font-name-asian="Arial" style:font-size-asian="14pt" style:font-weight-asian="bold"/>
    </style:style>
    <style:style style:name="T1" style:family="text">
      <style:text-properties fo:font-style="italic" fo:font-weight="bold" style:font-style-complex="italic" style:font-weight-complex="bold"/>
    </style:style>
    <style:style style:name="T2" style:family="text">
      <style:text-properties fo:font-style="italic" style:font-style-complex="italic"/>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Composant « recherche »</text:h>
      <text:p text:style-name="P1"><text:tab/>La recherche générique sur toute la base.</text:p>
      <text:p text:style-name="P1"><text:span text:style-name="T1">contenu/chercher.html</text:span>  : </text:p>
      <text:p text:style-name="P1"><text:s/>Le formulaire de recherche générique. La requête est envoyée au script <text:span text:style-name="T3">include/recherche.php</text:span>.</text:p>
      <text:p text:style-name="P1"><text:span text:style-name="T2"/></text:p>
      <text:p text:style-name="P1"><text:span text:style-name="T1">include/recherche.php </text:span> : </text:p>
      <text:p text:style-name="P1"><text:tab/>sépare les critères, leur donne un type, puis les combine à tous les champs pertinents de même type de chaque table et effectue la recherche. Tous les critères doivent être vérifiés pour sélectionner une entrée. Le résultat est affiché par table en tableau ou en affichant les fiches des lapins à l'aide de <text:span text:style-name="T3">include/affiche_lapin.inc.php</text:span>. Par ailleurs les propriétaires trouvés pointent vers leur fiche et les messages trouvés redirigent vers la messageri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fr" fo:country="FR"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text-properties style:use-window-font-color="true" style:font-name="Times New Roman" fo:font-size="12pt" fo:language="fr" fo:country="FR" style:font-name-asian="DejaVu Sans1" style:language-asian="zh" style:country-asian="CN"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Times New Roman" style:font-name-complex="Arial" style:font-size-complex="14pt"/>
    </style:style>
    <style:style style:name="caption" style:family="paragraph" style:parent-style-name="Standard">
      <style:paragraph-properties fo:margin-top="0.212cm" fo:margin-bottom="0.212cm"/>
      <style:text-properties fo:font-style="italic" style:font-style-complex="italic"/>
    </style:style>
    <style:style style:name="heading_20_3" style:display-name="heading 3" style:family="paragraph" style:parent-style-name="Heading_20__28_user_29_" style:next-style-name="Text_20_body" style:default-outline-level="3" style:list-style-name="">
      <style:text-properties fo:font-weight="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urier </meta:initial-creator>
    <meta:creation-date>2013-03-25T19:12:00</meta:creation-date>
    <dc:date>2013-03-27T18:17:39</dc:date>
    <meta:generator>OpenOffice.org/3.2$Linux OpenOffice.org_project/320m12$Build-9483</meta:generator>
    <meta:document-statistic meta:table-count="0" meta:image-count="0" meta:object-count="0" meta:page-count="1" meta:paragraph-count="6" meta:word-count="98" meta:character-count="666"/>
    <dc:creator>florent </dc:creator>
    <meta:editing-duration>PT00H10M55S</meta:editing-duration>
    <meta:editing-cycles>1</meta:editing-cycles>
  </office:meta>
</office:document-meta>
</file>